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0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31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32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宋体1" fo:font-size="14pt" style:font-size-asian="14pt" style:font-size-complex="14pt"/>
    </style:style>
    <style:style style:name="P9" style:family="paragraph">
      <loext:graphic-properties draw:fill-color="#ffffff"/>
      <style:paragraph-properties fo:text-align="center"/>
      <style:text-properties style:font-name="宋体1" fo:font-size="14pt" style:font-size-asian="14pt"/>
    </style:style>
    <style:style style:name="P10" style:family="paragraph">
      <loext:graphic-properties draw:fill="none" draw:fill-color="#ffffff"/>
      <style:paragraph-properties fo:text-align="center"/>
      <style:text-properties style:font-name="宋体1" fo:font-size="14pt" style:font-size-asian="14pt"/>
    </style:style>
    <style:style style:name="P11" style:family="paragraph">
      <loext:graphic-properties draw:fill-color="#ffffff"/>
      <style:paragraph-properties fo:text-align="center"/>
      <style:text-properties style:font-name="宋体1" fo:font-size="14pt" style:font-size-asian="14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style:font-name="宋体1" fo:font-size="14pt" style:font-size-asian="14pt" style:font-size-complex="18pt"/>
    </style:style>
    <style:style style:name="P13" style:family="paragraph">
      <loext:graphic-properties draw:fill="none" draw:fill-color="#ffffff"/>
      <style:text-properties style:font-name="宋体1" fo:font-size="14pt" style:font-size-asian="14pt" style:font-size-complex="18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宋体1" fo:font-size="14pt" style:font-size-asian="14pt" style:font-size-complex="14pt"/>
    </style:style>
    <style:style style:name="T6" style:family="text">
      <style:text-properties style:font-name="宋体1" fo:font-size="14pt" style:font-size-asian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  <draw:page draw:name="page9" draw:style-name="dp1" draw:master-page-name="Default">
        <draw:custom-shape draw:style-name="gr27" draw:text-style-name="P4" xml:id="id182" draw:id="id182" draw:layer="layout" svg:width="1.397cm" svg:height="1.397cm" svg:x="3.667cm" svg:y="6.79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4" draw:id="id184" draw:layer="layout" svg:width="1.397cm" svg:height="1.397cm" svg:x="9.636cm" svg:y="12.29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5" draw:id="id185" draw:layer="layout" svg:width="1.397cm" svg:height="1.397cm" svg:x="6.615cm" svg:y="9.78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3" draw:id="id183" draw:layer="layout" svg:width="1.397cm" svg:height="1.397cm" svg:x="9.636cm" svg:y="6.8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186" draw:id="id186" draw:layer="layout" svg:width="1.397cm" svg:height="1.397cm" svg:x="3.648cm" svg:y="12.5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5.064cm" svg:y1="7.495cm" svg:x2="9.636cm" svg:y2="7.522cm" draw:start-shape="id182" draw:start-glue-point="10" draw:end-shape="id183" draw:end-glue-point="6" svg:d="M5064 7495l4572 27" svg:viewBox="0 0 4573 28">
          <text:p text:style-name="P1">15</text:p>
        </draw:connector>
        <draw:connector draw:style-name="gr25" draw:text-style-name="P3" draw:layer="layout" draw:type="line" svg:x1="10.335cm" svg:y1="8.22cm" svg:x2="10.335cm" svg:y2="12.295cm" draw:start-shape="id183" draw:start-glue-point="8" draw:end-shape="id184" draw:end-glue-point="4" svg:d="M10335 8220v4075" svg:viewBox="0 0 1 4076">
          <text:p text:style-name="P1">23</text:p>
        </draw:connector>
        <draw:connector draw:style-name="gr25" draw:text-style-name="P3" draw:layer="layout" draw:type="line" svg:x1="9.84cm" svg:y1="12.499cm" svg:x2="7.808cm" svg:y2="10.975cm" draw:start-shape="id184" draw:start-glue-point="5" draw:end-shape="id185" draw:end-glue-point="9" svg:d="M9840 12499l-2032-1524" svg:viewBox="0 0 2033 1525">
          <text:p text:style-name="P1">42</text:p>
        </draw:connector>
        <draw:connector draw:style-name="gr2" draw:text-style-name="P3" xml:id="id187" draw:id="id187" draw:layer="layout" draw:type="line" svg:x1="6.819cm" svg:y1="10.975cm" svg:x2="6.819cm" svg:y2="10.975cm" draw:start-shape="id185" draw:start-glue-point="7" draw:end-shape="id185" draw:end-glue-point="7" svg:d="M6819 10975z" svg:viewBox="0 0 1 1">
          <text:p/>
        </draw:connector>
        <draw:connector draw:style-name="gr25" draw:text-style-name="P3" draw:layer="layout" draw:type="line" svg:x1="4.347cm" svg:y1="12.522cm" svg:x2="4.366cm" svg:y2="8.193cm" draw:start-shape="id186" draw:start-glue-point="4" draw:end-shape="id182" draw:end-glue-point="8" svg:d="M4347 12522l19-4329" svg:viewBox="0 0 20 4330">
          <text:p text:style-name="P1">27</text:p>
        </draw:connector>
        <draw:connector draw:style-name="gr25" draw:text-style-name="P3" draw:layer="layout" draw:type="line" svg:x1="4.841cm" svg:y1="12.726cm" svg:x2="6.819cm" svg:y2="10.975cm" draw:start-shape="id186" draw:start-glue-point="11" draw:end-shape="id187" draw:end-glue-point="0" svg:d="M4841 12726l1978-1751" svg:viewBox="0 0 1979 1752">
          <text:p text:style-name="P1">36</text:p>
        </draw:connector>
        <draw:connector draw:style-name="gr25" draw:text-style-name="P3" draw:layer="layout" draw:type="line" svg:x1="9.84cm" svg:y1="8.016cm" svg:x2="7.808cm" svg:y2="9.986cm" draw:start-shape="id183" draw:start-glue-point="7" draw:end-shape="id185" draw:end-glue-point="11" svg:d="M9840 8016l-2032 1970" svg:viewBox="0 0 2033 1971">
          <text:p text:style-name="P1">71</text:p>
        </draw:connector>
        <draw:connector draw:style-name="gr25" draw:text-style-name="P3" draw:layer="layout" draw:type="curve" draw:line-skew="0.336cm 0.328cm" svg:x1="10.335cm" svg:y1="13.692cm" svg:x2="11.033cm" svg:y2="12.994cm" draw:start-shape="id184" draw:start-glue-point="8" draw:end-shape="id184" draw:end-glue-point="10" svg:d="M10335 13692c0 1255 764 1046 1249 558s692-1256-551-1256" svg:viewBox="0 0 1629 1638">
          <text:p text:style-name="P1"><text:s text:c="8"/>61</text:p>
        </draw:connector>
        <draw:connector draw:style-name="gr25" draw:text-style-name="P3" draw:layer="layout" draw:type="curve" draw:line-skew="2.395cm 2.233cm" svg:x1="4.347cm" svg:y1="13.919cm" svg:x2="11.033cm" svg:y2="7.522cm" draw:start-shape="id186" draw:start-glue-point="8" draw:end-shape="id183" draw:end-glue-point="10" svg:d="M4347 13919c0 4344 4710 3620 7407 935s3380-7332-721-7332" svg:viewBox="0 0 9597 9502">
          <text:p text:style-name="P1"><text:s text:c="49"/>92</text:p>
        </draw:connector>
      </draw:page>
      <draw:page draw:name="page10" draw:style-name="dp1" draw:master-page-name="Default">
        <draw:custom-shape draw:style-name="gr28" draw:text-style-name="P8" draw:layer="layout" svg:width="0.635cm" svg:height="0.635cm" svg:x="2.27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3" draw:id="id213" draw:layer="layout" svg:width="0.635cm" svg:height="0.635cm" svg:x="2.905cm" svg:y="2.875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88" draw:id="id188" draw:layer="layout" svg:width="0.635cm" svg:height="0.635cm" svg:x="3.54cm" svg:y="2.875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6" draw:id="id216" draw:layer="layout" svg:width="0.635cm" svg:height="0.635cm" svg:x="2.905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0" draw:id="id190" draw:layer="layout" svg:width="0.635cm" svg:height="0.635cm" svg:x="3.54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2.905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2" draw:id="id192" draw:layer="layout" svg:width="0.635cm" svg:height="0.635cm" svg:x="3.54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8" draw:id="id218" draw:layer="layout" svg:width="0.635cm" svg:height="0.635cm" svg:x="2.905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4" draw:id="id194" draw:layer="layout" svg:width="0.635cm" svg:height="0.635cm" svg:x="3.54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2.27cm" svg:y="11.344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21" draw:id="id221" draw:layer="layout" svg:width="0.635cm" svg:height="0.635cm" svg:x="2.905cm" svg:y="11.344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3.54cm" svg:y="11.344cm">
          <text:p text:style-name="P1"><text:span text:style-name="T6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189" draw:id="id189" draw:layer="layout" svg:width="0.635cm" svg:height="0.635cm" svg:x="6.191cm" svg:y="2.875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2.875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7" draw:id="id197" draw:layer="layout" svg:width="0.635cm" svg:height="0.635cm" svg:x="7.461cm" svg:y="2.875cm">
          <text:p text:style-name="P1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8.096cm" svg:y="2.875cm">
          <text:p text:style-name="P1"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1" draw:id="id191" draw:layer="layout" svg:width="0.635cm" svg:height="0.635cm" svg:x="6.191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20" draw:id="id220" draw:layer="layout" svg:width="0.635cm" svg:height="0.635cm" svg:x="6.826cm" svg:y="4.899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7" draw:id="id207" draw:layer="layout" svg:width="0.635cm" svg:height="0.635cm" svg:x="7.461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9" draw:id="id199" draw:layer="layout" svg:width="0.635cm" svg:height="0.635cm" svg:x="8.096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0" draw:id="id200" draw:layer="layout" svg:width="0.635cm" svg:height="0.635cm" svg:x="10.874cm" svg:y="4.899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4.899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0" draw:id="id210" draw:layer="layout" svg:width="0.635cm" svg:height="0.635cm" svg:x="12.144cm" svg:y="4.899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4.899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3" draw:id="id193" draw:layer="layout" svg:width="0.635cm" svg:height="0.635cm" svg:x="6.191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15" draw:id="id215" draw:layer="layout" svg:width="0.635cm" svg:height="0.635cm" svg:x="6.826cm" svg:y="7.223cm">
          <text:p text:style-name="P1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7.461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1" draw:id="id201" draw:layer="layout" svg:width="0.635cm" svg:height="0.635cm" svg:x="8.096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2" draw:id="id202" draw:layer="layout" svg:width="0.635cm" svg:height="0.635cm" svg:x="10.874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7.223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196" draw:id="id196" draw:layer="layout" svg:width="0.635cm" svg:height="0.635cm" svg:x="12.144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3" draw:id="id203" draw:layer="layout" svg:width="0.635cm" svg:height="0.635cm" svg:x="12.779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4" draw:id="id204" draw:layer="layout" svg:width="0.635cm" svg:height="0.635cm" svg:x="15.43cm" svg:y="7.22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6.065cm" svg:y="7.223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1" draw:id="id211" draw:layer="layout" svg:width="0.635cm" svg:height="0.635cm" svg:x="16.7cm" svg:y="7.223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7.335cm" svg:y="7.223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195" draw:id="id195" draw:layer="layout" svg:width="0.635cm" svg:height="0.635cm" svg:x="6.191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6.826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9" draw:id="id209" draw:layer="layout" svg:width="0.635cm" svg:height="0.635cm" svg:x="7.461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05" draw:id="id205" draw:layer="layout" svg:width="0.635cm" svg:height="0.635cm" svg:x="8.096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xml:id="id206" draw:id="id206" draw:layer="layout" svg:width="0.635cm" svg:height="0.635cm" svg:x="10.874cm" svg:y="9.447cm">
          <text:p text:style-name="P1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635cm" svg:height="0.635cm" svg:x="11.509cm" svg:y="9.447cm">
          <text:p text:style-name="P1"><text:span text:style-name="T5">4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xml:id="id212" draw:id="id212" draw:layer="layout" svg:width="0.635cm" svg:height="0.635cm" svg:x="12.144cm" svg:y="9.447cm">
          <text:p text:style-name="P1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635cm" svg:height="0.635cm" svg:x="12.779cm" svg:y="9.447cm">
          <text:p text:style-name="P1"><text:span text:style-name="T6">h</text:span></text:p>
          <draw:enhanced-geometry svg:viewBox="0 0 21600 21600" draw:type="rectangle" draw:enhanced-path="M 0 0 L 21600 0 21600 21600 0 21600 0 0 Z N"/>
        </draw:custom-shape>
        <draw:connector draw:style-name="gr2" draw:text-style-name="P10" draw:layer="layout" svg:x1="4.175cm" svg:y1="3.192cm" svg:x2="6.191cm" svg:y2="3.192cm" draw:start-shape="id188" draw:start-glue-point="1" draw:end-shape="id189" draw:end-glue-point="3" svg:d="M4175 3192h2016" svg:viewBox="0 0 2017 1">
          <text:p/>
        </draw:connector>
        <draw:connector draw:style-name="gr2" draw:text-style-name="P10" draw:layer="layout" svg:x1="4.175cm" svg:y1="5.216cm" svg:x2="6.191cm" svg:y2="5.216cm" draw:start-shape="id190" draw:start-glue-point="1" draw:end-shape="id191" draw:end-glue-point="3" svg:d="M4175 5216h2016" svg:viewBox="0 0 2017 1">
          <text:p/>
        </draw:connector>
        <draw:connector draw:style-name="gr2" draw:text-style-name="P10" draw:layer="layout" svg:x1="4.175cm" svg:y1="7.54cm" svg:x2="6.191cm" svg:y2="7.54cm" draw:start-shape="id192" draw:start-glue-point="1" draw:end-shape="id193" draw:end-glue-point="3" svg:d="M4175 7540h2016" svg:viewBox="0 0 2017 1">
          <text:p/>
        </draw:connector>
        <draw:connector draw:style-name="gr2" draw:text-style-name="P10" draw:layer="layout" svg:x1="4.175cm" svg:y1="9.764cm" svg:x2="6.191cm" svg:y2="9.764cm" draw:start-shape="id194" draw:start-glue-point="1" draw:end-shape="id195" draw:end-glue-point="3" svg:d="M4175 9764h2016" svg:viewBox="0 0 2017 1">
          <text:p/>
        </draw:connector>
        <draw:connector draw:style-name="gr2" draw:text-style-name="P10" xml:id="id198" draw:id="id198" draw:layer="layout" svg:x1="9.811cm" svg:y1="6.46cm" svg:x2="12.461cm" svg:y2="7.223cm" draw:end-shape="id196" draw:end-glue-point="0" svg:d="M9811 6460v131h2650v632" svg:viewBox="0 0 2651 764">
          <text:p/>
        </draw:connector>
        <draw:connector draw:style-name="gr4" draw:text-style-name="P9" draw:layer="layout" draw:line-skew="-0.683cm" svg:x1="7.778cm" svg:y1="3.51cm" svg:x2="9.811cm" svg:y2="6.46cm" draw:start-shape="id197" draw:start-glue-point="2" draw:end-shape="id198" draw:end-glue-point="2" svg:d="M7778 3510v792h2033v2158" svg:viewBox="0 0 2034 2951">
          <text:p/>
        </draw:connector>
        <draw:connector draw:style-name="gr2" draw:text-style-name="P10" draw:layer="layout" svg:x1="8.731cm" svg:y1="5.216cm" svg:x2="10.874cm" svg:y2="5.216cm" draw:start-shape="id199" draw:start-glue-point="1" draw:end-shape="id200" draw:end-glue-point="3" svg:d="M8731 5216h2143" svg:viewBox="0 0 2144 1">
          <text:p/>
        </draw:connector>
        <draw:connector draw:style-name="gr2" draw:text-style-name="P10" draw:layer="layout" svg:x1="8.731cm" svg:y1="7.54cm" svg:x2="10.874cm" svg:y2="7.54cm" draw:start-shape="id201" draw:start-glue-point="1" draw:end-shape="id202" draw:end-glue-point="3" svg:d="M8731 7540h2143" svg:viewBox="0 0 2144 1">
          <text:p/>
        </draw:connector>
        <draw:connector draw:style-name="gr2" draw:text-style-name="P10" draw:layer="layout" svg:x1="13.414cm" svg:y1="7.54cm" svg:x2="15.43cm" svg:y2="7.54cm" draw:start-shape="id203" draw:start-glue-point="1" draw:end-shape="id204" draw:end-glue-point="3" svg:d="M13414 7540h2016" svg:viewBox="0 0 2017 1">
          <text:p/>
        </draw:connector>
        <draw:connector draw:style-name="gr2" draw:text-style-name="P10" draw:layer="layout" svg:x1="8.731cm" svg:y1="9.764cm" svg:x2="10.874cm" svg:y2="9.764cm" draw:start-shape="id205" draw:start-glue-point="1" draw:end-shape="id206" draw:end-glue-point="3" svg:d="M8731 9764h2143" svg:viewBox="0 0 2144 1">
          <text:p/>
        </draw:connector>
        <draw:connector draw:style-name="gr4" draw:text-style-name="P9" xml:id="id208" draw:id="id208" draw:layer="layout" draw:line-skew="-0.547cm" svg:x1="7.778cm" svg:y1="5.534cm" svg:x2="9.37cm" svg:y2="7.981cm" draw:start-shape="id207" draw:start-glue-point="2" svg:d="M7778 5534v927h1592v1520" svg:viewBox="0 0 1593 2448">
          <text:p/>
        </draw:connector>
        <draw:connector draw:style-name="gr2" draw:text-style-name="P10" draw:layer="layout" svg:x1="9.37cm" svg:y1="7.981cm" svg:x2="7.778cm" svg:y2="9.447cm" draw:start-shape="id208" draw:start-glue-point="3" draw:end-shape="id209" draw:end-glue-point="0" svg:d="M9370 7981v733h-1592v733" svg:viewBox="0 0 1593 1467">
          <text:p/>
        </draw:connector>
        <draw:connector draw:style-name="gr2" draw:text-style-name="P10" draw:layer="layout" draw:line-skew="-0.425cm" svg:x1="12.461cm" svg:y1="5.534cm" svg:x2="17.017cm" svg:y2="7.223cm" draw:start-shape="id210" draw:start-glue-point="2" draw:end-shape="id211" draw:end-glue-point="0" svg:d="M12461 5534v419h4556v1270" svg:viewBox="0 0 4557 1690">
          <text:p/>
        </draw:connector>
        <draw:connector draw:style-name="gr2" draw:text-style-name="P10" draw:layer="layout" svg:x1="17.017cm" svg:y1="7.858cm" svg:x2="12.461cm" svg:y2="9.447cm" draw:start-shape="id211" draw:start-glue-point="2" draw:end-shape="id212" draw:end-glue-point="0" svg:d="M17017 7858v794h-4556v795" svg:viewBox="0 0 4557 1590">
          <text:p/>
        </draw:connector>
        <draw:connector draw:style-name="gr4" draw:text-style-name="P11" xml:id="id214" draw:id="id214" draw:layer="layout" svg:x1="3.222cm" svg:y1="3.51cm" svg:x2="4.917cm" svg:y2="4.652cm" draw:start-shape="id213" draw:start-glue-point="2" svg:d="M3222 3510v821h1695v321" svg:viewBox="0 0 1696 1143">
          <text:p/>
        </draw:connector>
        <draw:connector draw:style-name="gr2" draw:text-style-name="P12" draw:layer="layout" svg:x1="4.917cm" svg:y1="4.652cm" svg:x2="7.143cm" svg:y2="7.223cm" draw:start-shape="id214" draw:start-glue-point="3" draw:end-shape="id215" draw:end-glue-point="0" svg:d="M4917 4652v1285h2226v1286" svg:viewBox="0 0 2227 2572">
          <text:p/>
        </draw:connector>
        <draw:connector draw:style-name="gr4" draw:text-style-name="P11" xml:id="id217" draw:id="id217" draw:layer="layout" svg:x1="3.222cm" svg:y1="5.534cm" svg:x2="4.52cm" svg:y2="5.776cm" draw:start-shape="id216" draw:start-glue-point="2" svg:d="M3222 5534v500h1298v-258" svg:viewBox="0 0 1299 501">
          <text:p/>
        </draw:connector>
        <draw:connector draw:style-name="gr2" draw:text-style-name="P12" draw:layer="layout" draw:line-skew="-1.434cm -0.23cm" svg:x1="4.52cm" svg:y1="5.776cm" svg:x2="7.778cm" svg:y2="2.875cm" draw:start-shape="id217" draw:start-glue-point="3" draw:end-shape="id197" draw:end-glue-point="0" svg:d="M4520 5776h36v-3633h3222v732" svg:viewBox="0 0 3259 3634">
          <text:p/>
        </draw:connector>
        <draw:connector draw:style-name="gr4" draw:text-style-name="P11" draw:layer="layout" draw:line-skew="0cm 0.892cm" svg:x1="3.222cm" svg:y1="10.082cm" svg:x2="5.313cm" svg:y2="4.299cm" draw:start-shape="id218" draw:start-glue-point="2" draw:end-shape="id219" draw:end-glue-point="2" svg:d="M3222 10082v500h2096v-6283h-5" svg:viewBox="0 0 2097 6284">
          <text:p/>
        </draw:connector>
        <draw:connector draw:style-name="gr2" draw:text-style-name="P12" xml:id="id219" draw:id="id219" draw:layer="layout" draw:line-skew="-0.173cm" svg:x1="5.313cm" svg:y1="4.299cm" svg:x2="7.143cm" svg:y2="4.899cm" draw:end-shape="id220" draw:end-glue-point="0" svg:d="M5313 4299v-124h1830v724" svg:viewBox="0 0 1831 725">
          <text:p/>
        </draw:connector>
        <draw:connector draw:style-name="gr4" draw:text-style-name="P11" xml:id="id222" draw:id="id222" draw:layer="layout" svg:x1="3.222cm" svg:y1="11.979cm" svg:x2="10.054cm" svg:y2="12.457cm" draw:start-shape="id221" draw:start-glue-point="2" svg:d="M3222 11979v500h6832v-22" svg:viewBox="0 0 6833 501">
          <text:p/>
        </draw:connector>
        <draw:connector draw:style-name="gr2" draw:text-style-name="P12" draw:layer="layout" draw:line-skew="-0.955cm -0.095cm" svg:x1="10.054cm" svg:y1="12.457cm" svg:x2="12.461cm" svg:y2="4.899cm" draw:start-shape="id222" draw:start-glue-point="3" draw:end-shape="id210" draw:end-glue-point="0" svg:d="M10054 12457h90v-8155h2317v597" svg:viewBox="0 0 2408 8156">
          <text:p/>
        </draw:connector>
        <draw:frame draw:style-name="gr29" draw:text-style-name="P13" draw:layer="layout" svg:width="0.502cm" svg:height="1.237cm" svg:x="8.366cm" svg:y="9.763cm">
          <draw:text-box>
            <text:p/>
          </draw:text-box>
        </draw:frame>
      </draw:page>
      <draw:page draw:name="page11" draw:style-name="dp1" draw:master-page-name="Default">
        <draw:custom-shape draw:style-name="gr27" draw:text-style-name="P4" xml:id="id223" draw:id="id223" draw:layer="layout" svg:width="1.397cm" svg:height="1.397cm" svg:x="1.762cm" svg:y="1.3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5" draw:id="id225" draw:layer="layout" svg:width="1.397cm" svg:height="1.397cm" svg:x="7.731cm" svg:y="6.8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6" draw:id="id226" draw:layer="layout" svg:width="1.397cm" svg:height="1.397cm" svg:x="4.71cm" svg:y="4.35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4" draw:id="id224" draw:layer="layout" svg:width="1.397cm" svg:height="1.397cm" svg:x="7.731cm" svg:y="1.3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27" draw:id="id227" draw:layer="layout" svg:width="1.397cm" svg:height="1.397cm" svg:x="1.743cm" svg:y="7.09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3.159cm" svg:y1="2.069cm" svg:x2="7.731cm" svg:y2="2.096cm" draw:start-shape="id223" draw:start-glue-point="10" draw:end-shape="id224" draw:end-glue-point="6" svg:d="M3159 2069l4572 27" svg:viewBox="0 0 4573 28">
          <text:p text:style-name="P1">15</text:p>
        </draw:connector>
        <draw:connector draw:style-name="gr30" draw:text-style-name="P3" draw:layer="layout" draw:type="line" svg:x1="8.43cm" svg:y1="2.794cm" svg:x2="8.43cm" svg:y2="6.869cm" draw:start-shape="id224" draw:start-glue-point="8" draw:end-shape="id225" draw:end-glue-point="4" svg:d="M8430 2794v4075" svg:viewBox="0 0 1 4076">
          <text:p text:style-name="P1">23</text:p>
        </draw:connector>
        <draw:connector draw:style-name="gr30" draw:text-style-name="P3" draw:layer="layout" draw:type="line" svg:x1="7.935cm" svg:y1="7.073cm" svg:x2="5.903cm" svg:y2="5.549cm" draw:start-shape="id225" draw:start-glue-point="5" draw:end-shape="id226" draw:end-glue-point="9" svg:d="M7935 7073l-2032-1524" svg:viewBox="0 0 2033 1525">
          <text:p text:style-name="P1">42</text:p>
        </draw:connector>
        <draw:connector draw:style-name="gr2" draw:text-style-name="P3" xml:id="id228" draw:id="id228" draw:layer="layout" draw:type="line" svg:x1="4.914cm" svg:y1="5.549cm" svg:x2="4.914cm" svg:y2="5.549cm" draw:start-shape="id226" draw:start-glue-point="7" draw:end-shape="id226" draw:end-glue-point="7" svg:d="M4914 5549z" svg:viewBox="0 0 1 1">
          <text:p/>
        </draw:connector>
        <draw:connector draw:style-name="gr30" draw:text-style-name="P3" draw:layer="layout" draw:type="line" svg:x1="2.442cm" svg:y1="7.096cm" svg:x2="2.461cm" svg:y2="2.767cm" draw:start-shape="id227" draw:start-glue-point="4" draw:end-shape="id223" draw:end-glue-point="8" svg:d="M2442 7096l19-4329" svg:viewBox="0 0 20 4330">
          <text:p text:style-name="P1">27</text:p>
        </draw:connector>
        <draw:connector draw:style-name="gr30" draw:text-style-name="P3" draw:layer="layout" draw:type="line" svg:x1="2.936cm" svg:y1="7.3cm" svg:x2="4.914cm" svg:y2="5.549cm" draw:start-shape="id227" draw:start-glue-point="11" draw:end-shape="id228" draw:end-glue-point="0" svg:d="M2936 7300l1978-1751" svg:viewBox="0 0 1979 1752">
          <text:p text:style-name="P1">36</text:p>
        </draw:connector>
        <draw:connector draw:style-name="gr30" draw:text-style-name="P3" draw:layer="layout" draw:type="line" svg:x1="7.935cm" svg:y1="2.59cm" svg:x2="5.903cm" svg:y2="4.56cm" draw:start-shape="id224" draw:start-glue-point="7" draw:end-shape="id226" draw:end-glue-point="11" svg:d="M7935 2590l-2032 1970" svg:viewBox="0 0 2033 1971">
          <text:p text:style-name="P1">71</text:p>
        </draw:connector>
      </draw:page>
      <draw:page draw:name="page12" draw:style-name="dp1" draw:master-page-name="Default">
        <draw:custom-shape draw:style-name="gr21" draw:text-style-name="P6" xml:id="id229" draw:id="id229" draw:layer="layout" svg:width="0.986cm" svg:height="0.986cm" svg:x="10.27cm" svg:y="4.52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0" draw:id="id230" draw:layer="layout" svg:width="0.986cm" svg:height="0.986cm" svg:x="8.865cm" svg:y="6.72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0.414cm" svg:y1="5.362cm" svg:x2="9.707cm" svg:y2="6.869cm" draw:start-shape="id229" draw:start-glue-point="7" draw:end-shape="id230" draw:end-glue-point="11" svg:d="M10414 5362l-707 1507" svg:viewBox="0 0 708 1508">
          <text:p/>
        </draw:connector>
        <draw:custom-shape draw:style-name="gr21" draw:text-style-name="P6" xml:id="id231" draw:id="id231" draw:layer="layout" svg:width="0.986cm" svg:height="0.986cm" svg:x="11.731cm" svg:y="6.766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2" draw:id="id232" draw:layer="layout" svg:width="0.986cm" svg:height="0.986cm" svg:x="10.555cm" svg:y="9.539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3" draw:id="id233" draw:layer="layout" svg:width="0.986cm" svg:height="0.986cm" svg:x="13.7cm" svg:y="9.466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1.875cm" svg:y1="7.608cm" svg:x2="11.048cm" svg:y2="9.539cm" draw:start-shape="id231" draw:start-glue-point="7" draw:end-shape="id232" draw:end-glue-point="4" svg:d="M11875 7608l-827 1931" svg:viewBox="0 0 828 1932">
          <text:p/>
        </draw:connector>
        <draw:connector draw:style-name="gr31" draw:text-style-name="P3" draw:layer="layout" draw:type="line" svg:x1="12.573cm" svg:y1="7.608cm" svg:x2="14.193cm" svg:y2="9.466cm" draw:start-shape="id231" draw:start-glue-point="9" draw:end-shape="id233" draw:end-glue-point="4" svg:d="M12573 7608l1620 1858" svg:viewBox="0 0 1621 1859">
          <text:p/>
        </draw:connector>
        <draw:custom-shape draw:style-name="gr21" draw:text-style-name="P6" xml:id="id234" draw:id="id234" draw:layer="layout" svg:width="0.986cm" svg:height="0.986cm" svg:x="7.875cm" svg:y="1.802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5" draw:id="id235" draw:layer="layout" svg:width="0.986cm" svg:height="0.986cm" svg:x="5.654cm" svg:y="4.49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8.019cm" svg:y1="2.644cm" svg:x2="6.496cm" svg:y2="4.634cm" draw:start-shape="id234" draw:start-glue-point="7" draw:end-shape="id235" draw:end-glue-point="11" svg:d="M8019 2644l-1523 1990" svg:viewBox="0 0 1524 1991">
          <text:p/>
        </draw:connector>
        <draw:connector draw:style-name="gr32" draw:text-style-name="P7" draw:layer="layout" draw:type="line" svg:x1="8.717cm" svg:y1="2.644cm" svg:x2="10.414cm" svg:y2="4.664cm" draw:start-shape="id234" draw:start-glue-point="9" draw:end-shape="id229" draw:end-glue-point="5" svg:d="M8717 2644l1697 2020" svg:viewBox="0 0 1698 2021">
          <text:p/>
        </draw:connector>
        <draw:connector draw:style-name="gr32" draw:text-style-name="P7" draw:layer="layout" draw:type="line" svg:x1="11.112cm" svg:y1="5.362cm" svg:x2="11.875cm" svg:y2="6.91cm" draw:start-shape="id229" draw:start-glue-point="9" draw:end-shape="id231" draw:end-glue-point="5" svg:d="M11112 5362l763 1548" svg:viewBox="0 0 764 1549">
          <text:p/>
        </draw:connector>
        <draw:custom-shape draw:style-name="gr21" draw:text-style-name="P6" xml:id="id238" draw:id="id238" draw:layer="layout" svg:width="0.986cm" svg:height="0.986cm" svg:x="7.172cm" svg:y="9.636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6" draw:id="id236" draw:layer="layout" svg:width="0.986cm" svg:height="0.986cm" svg:x="4.05cm" svg:y="6.83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237" draw:id="id237" draw:layer="layout" svg:width="0.986cm" svg:height="0.986cm" svg:x="6.939cm" svg:y="6.83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5.798cm" svg:y1="5.332cm" svg:x2="4.892cm" svg:y2="6.98cm" draw:start-shape="id235" draw:start-glue-point="7" draw:end-shape="id236" draw:end-glue-point="11" svg:d="M5798 5332l-906 1648" svg:viewBox="0 0 907 1649">
          <text:p/>
        </draw:connector>
        <draw:connector draw:style-name="gr32" draw:text-style-name="P7" draw:layer="layout" draw:type="line" svg:x1="6.496cm" svg:y1="5.332cm" svg:x2="7.083cm" svg:y2="6.983cm" draw:start-shape="id235" draw:start-glue-point="9" draw:end-shape="id237" draw:end-glue-point="5" svg:d="M6496 5332l587 1651" svg:viewBox="0 0 588 1652">
          <text:p/>
        </draw:connector>
        <draw:connector draw:style-name="gr31" draw:text-style-name="P3" draw:layer="layout" draw:type="line" svg:x1="9.009cm" svg:y1="7.567cm" svg:x2="7.665cm" svg:y2="9.636cm" draw:start-shape="id230" draw:start-glue-point="7" draw:end-shape="id238" draw:end-glue-point="4" svg:d="M9009 7567l-1344 2069" svg:viewBox="0 0 1345 2070">
          <text:p/>
        </draw:connector>
        <draw:custom-shape draw:style-name="gr21" draw:text-style-name="P6" xml:id="id239" draw:id="id239" draw:layer="layout" svg:width="0.986cm" svg:height="0.986cm" svg:x="15.205cm" svg:y="11.7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4.542cm" svg:y1="10.308cm" svg:x2="15.349cm" svg:y2="11.924cm" draw:start-shape="id233" draw:start-glue-point="9" draw:end-shape="id239" draw:end-glue-point="5" svg:d="M14542 10308l807 1616" svg:viewBox="0 0 808 1617">
          <text:p/>
        </draw:connector>
        <draw:custom-shape draw:style-name="gr21" draw:text-style-name="P6" xml:id="id240" draw:id="id240" draw:layer="layout" svg:width="0.986cm" svg:height="0.986cm" svg:x="12.311cm" svg:y="12.007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3" draw:layer="layout" draw:type="line" svg:x1="13.844cm" svg:y1="10.308cm" svg:x2="13.153cm" svg:y2="12.151cm" draw:start-shape="id233" draw:start-glue-point="7" draw:end-shape="id240" draw:end-glue-point="11" svg:d="M13844 10308l-691 1843" svg:viewBox="0 0 692 1844">
          <text:p/>
        </draw:connector>
        <draw:custom-shape draw:style-name="gr21" draw:text-style-name="P6" xml:id="id241" draw:id="id241" draw:layer="layout" svg:width="0.986cm" svg:height="0.986cm" svg:x="2.365cm" svg:y="9.509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line" svg:x1="4.194cm" svg:y1="7.678cm" svg:x2="3.207cm" svg:y2="9.653cm" draw:start-shape="id236" draw:start-glue-point="7" draw:end-shape="id241" draw:end-glue-point="11" svg:d="M4194 7678l-987 1975" svg:viewBox="0 0 988 1976">
          <text:p/>
        </draw:connector>
        <draw:connector draw:style-name="gr32" draw:text-style-name="P7" draw:layer="layout" draw:type="line" svg:x1="5.036cm" svg:y1="7.329cm" svg:x2="6.939cm" svg:y2="7.332cm" draw:start-shape="id236" draw:start-glue-point="10" draw:end-shape="id237" draw:end-glue-point="6" svg:d="M5036 7329l1903 3" svg:viewBox="0 0 1904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宋体" svg:font-family="宋体" style:font-pitch="variable"/>
    <style:font-face style:name="宋体1" svg:font-family="宋体" style:font-adornments="标准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25T14:58:16.405866915</dc:date>
    <meta:editing-duration>PT12H12M26S</meta:editing-duration>
    <meta:editing-cycles>34</meta:editing-cycles>
    <meta:generator>LibreOffice/5.0.3.2$Linux_X86_64 LibreOffice_project/00$Build-2</meta:generator>
    <meta:document-statistic meta:object-count="468"/>
  </office:meta>
</office:document-meta>
</file>